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Prompt" svg:font-family="Prom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8cm" svg:stroke-color="#ffff00" draw:marker-start-width="1.4cm" draw:marker-end-width="1.4cm" draw:stroke-linejoin="miter" svg:stroke-linecap="square" draw:fill-color="#000000" draw:textarea-horizontal-align="justify" draw:textarea-vertical-align="middle" draw:auto-grow-height="false" fo:min-height="15.1cm" fo:min-width="15.25cm" fo:padding-top="0.524cm" fo:padding-bottom="0.524cm" fo:padding-left="0.649cm" fo:padding-right="0.649cm"/>
    </style:style>
    <style:style style:name="gr2" style:family="graphic" style:parent-style-name="standard">
      <style:graphic-properties draw:stroke="none" svg:stroke-color="#000000" draw:fill="none" draw:fill-color="#ffffff" fo:min-height="16.1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  <style:text-properties fo:font-size="215pt" style:font-size-asian="215pt" style:font-size-complex="215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Prompt" fo:font-size="215pt" style:font-size-asian="215pt" style:font-size-complex="215pt"/>
    </style:style>
    <style:style style:name="T1" style:family="text">
      <style:text-properties fo:color="#ffffff" loext:opacity="100%" style:font-name="Prompt" fo:font-size="215pt" style:font-size-asian="215pt" style:font-size-complex="2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75cm" svg:height="15.75cm" svg:x="3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5cm" svg:height="16.35cm" svg:x="2.65cm" svg:y="0.75cm">
          <draw:text-box>
            <text:p text:style-name="P2"><text:span text:style-name="T1">_ep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Prompt" svg:font-family="Prom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6T13:21:50.515000000</meta:creation-date>
    <dc:date>2021-08-06T14:08:53.489000000</dc:date>
    <meta:editing-duration>PT9M26S</meta:editing-duration>
    <meta:editing-cycles>5</meta:editing-cycles>
    <meta:generator>LibreOffice/7.1.2.2$Windows_X86_64 LibreOffice_project/8a45595d069ef5570103caea1b71cc9d82b2aae4</meta:generator>
    <meta:document-statistic meta:object-count="2"/>
  </office:meta>
</office:document-meta>
</file>